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/>
      <style:text-properties style:font-name="Times New Roman" fo:font-size="12pt" fo:language="pt" fo:country="BR" style:font-size-asian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2pt" fo:language="pt" fo:country="BR" style:font-size-asian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fo:language="pt" fo:country="BR" fo:font-weight="normal" style:font-size-asian="12pt" style:font-weight-asian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style:font-size-asian="14pt" style:font-weight-asian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paragraph-rsid="000dd7c7" style:font-weight-asian="bold" style:font-weight-complex="bold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fo:font-weight="bold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weight="bold" officeooo:paragraph-rsid="000dd7c7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fo:font-weight="bold" officeooo:paragraph-rsid="000f9bc4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/>
      <style:text-properties officeooo:paragraph-rsid="000f9bc4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fo:font-weight="bold" officeooo:paragraph-rsid="000f9bc4" style:font-weight-asian="bold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fo:font-weight="bold" officeooo:paragraph-rsid="0010336f" style:font-weight-asian="bold" style:font-weight-complex="bold"/>
    </style:style>
    <style:style style:name="P17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text-indent="1.3cm" style:auto-text-indent="false" style:page-number="auto" fo:background-color="transparent"/>
      <style:text-properties fo:font-weight="bold" style:font-weight-asian="bold" style:font-weight-complex="bold"/>
    </style:style>
    <style:style style:name="P18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text-indent="1.3cm" style:auto-text-indent="false" style:page-number="auto" fo:background-color="transparent"/>
      <style:text-properties fo:font-weight="bold" officeooo:paragraph-rsid="0010336f" style:font-weight-asian="bold" style:font-weight-complex="bold"/>
    </style:style>
    <style:style style:name="P19" style:family="paragraph" style:parent-style-name="Standard" style:master-page-name="">
      <loext:graphic-properties draw:fill="none"/>
      <style:paragraph-properties fo:margin-left="1.3cm" fo:margin-right="0cm" fo:line-height="150%" fo:text-align="justify" style:justify-single-word="false" fo:text-indent="1.3cm" style:auto-text-indent="false" style:page-number="auto" fo:background-color="transparent"/>
      <style:text-properties fo:font-weight="bold" officeooo:paragraph-rsid="000f9bc4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.3cm" fo:margin-right="0cm" fo:line-height="150%" fo:text-align="justify" style:justify-single-word="false" fo:text-indent="1.3cm" style:auto-text-indent="false" fo:background-color="transparent"/>
      <style:text-properties fo:font-weight="bold" officeooo:paragraph-rsid="0010336f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weight="normal" officeooo:rsid="0013b26d" officeooo:paragraph-rsid="0013b26d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fo:font-weight="normal" officeooo:rsid="0014fc88" officeooo:paragraph-rsid="0014fc88" style:font-weight-asian="normal" style:font-weight-complex="normal"/>
    </style:style>
    <style:style style:name="T1" style:family="text">
      <style:text-properties style:font-name="Times New Roman" fo:font-size="12pt" fo:language="pt" fo:country="BR" style:font-size-asian="12pt"/>
    </style:style>
    <style:style style:name="T2" style:family="text">
      <style:text-properties style:font-name="Times New Roman" fo:font-size="12pt" fo:language="pt" fo:country="BR" officeooo:rsid="000dd7c7" style:font-size-asian="12pt"/>
    </style:style>
    <style:style style:name="T3" style:family="text">
      <style:text-properties style:font-name="Times New Roman" fo:font-size="12pt" fo:language="pt" fo:country="BR" officeooo:rsid="000f9bc4" style:font-size-asian="12pt"/>
    </style:style>
    <style:style style:name="T4" style:family="text">
      <style:text-properties style:font-name="Times New Roman" fo:font-size="12pt" fo:language="pt" fo:country="BR" officeooo:rsid="0010336f" style:font-size-asian="12pt"/>
    </style:style>
    <style:style style:name="T5" style:family="text">
      <style:text-properties style:font-name="Times New Roman" fo:font-size="12pt" fo:language="pt" fo:country="BR" officeooo:rsid="0011dfbb" style:font-size-asian="12pt"/>
    </style:style>
    <style:style style:name="T6" style:family="text">
      <style:text-properties style:font-name="Times New Roman" fo:font-size="12pt" fo:language="pt" fo:country="BR" officeooo:rsid="0014fc88" style:font-size-asian="12pt"/>
    </style:style>
    <style:style style:name="T7" style:family="text">
      <style:text-properties style:font-name="Times New Roman" fo:font-size="12pt" fo:language="pt" fo:country="BR" fo:font-weight="normal" style:font-size-asian="12pt" style:font-weight-asian="normal"/>
    </style:style>
    <style:style style:name="T8" style:family="text">
      <style:text-properties style:font-name="Times New Roman" fo:font-size="12pt" fo:language="pt" fo:country="BR" fo:font-weight="normal" officeooo:rsid="000c134f" style:font-size-asian="12pt" style:font-weight-asian="normal"/>
    </style:style>
    <style:style style:name="T9" style:family="text">
      <style:text-properties style:font-name="Times New Roman" fo:font-size="12pt" fo:language="pt" fo:country="BR" fo:font-weight="normal" officeooo:rsid="000c64df" style:font-size-asian="12pt" style:font-weight-asian="normal"/>
    </style:style>
    <style:style style:name="T10" style:family="text">
      <style:text-properties style:font-name="Times New Roman" fo:font-size="12pt" fo:language="pt" fo:country="BR" fo:font-weight="normal" officeooo:rsid="000dd7c7" style:font-size-asian="12pt" style:font-weight-asian="normal"/>
    </style:style>
    <style:style style:name="T11" style:family="text">
      <style:text-properties style:font-name="Times New Roman" fo:font-size="12pt" fo:language="pt" fo:country="BR" fo:font-weight="normal" officeooo:rsid="000dd7c7" style:font-size-asian="12pt" style:font-weight-asian="normal" style:font-weight-complex="normal"/>
    </style:style>
    <style:style style:name="T12" style:family="text">
      <style:text-properties style:font-name="Times New Roman" fo:font-size="12pt" fo:language="pt" fo:country="BR" fo:font-weight="normal" officeooo:rsid="000f9bc4" style:font-size-asian="12pt" style:font-weight-asian="normal" style:font-weight-complex="normal"/>
    </style:style>
    <style:style style:name="T13" style:family="text">
      <style:text-properties style:font-name="Times New Roman" fo:font-size="12pt" fo:language="pt" fo:country="BR" fo:font-weight="normal" officeooo:rsid="0011dfbb" style:font-size-asian="12pt" style:font-weight-asian="normal" style:font-weight-complex="normal"/>
    </style:style>
    <style:style style:name="T14" style:family="text">
      <style:text-properties style:font-name="Times New Roman" fo:font-size="12pt" fo:language="pt" fo:country="BR" fo:font-weight="normal" officeooo:rsid="000f9bc4" style:font-size-asian="12pt" style:font-weight-asian="normal"/>
    </style:style>
    <style:style style:name="T15" style:family="text">
      <style:text-properties style:font-name="Times New Roman" fo:font-size="12pt" fo:language="pt" fo:country="BR" fo:font-weight="normal" officeooo:rsid="0014fc88" style:font-size-asian="12pt" style:font-weight-asian="normal"/>
    </style:style>
    <style:style style:name="T16" style:family="text">
      <style:text-properties style:font-name="Times New Roman" fo:font-size="12pt" fo:language="pt" fo:country="BR" fo:font-weight="bold" style:font-size-asian="12pt" style:font-weight-asian="bold" style:font-weight-complex="bold"/>
    </style:style>
    <style:style style:name="T17" style:family="text">
      <style:text-properties style:font-name="Times New Roman" fo:font-size="12pt" fo:language="pt" fo:country="BR" fo:font-weight="bold" officeooo:rsid="000dd7c7" style:font-size-asian="12pt" style:font-weight-asian="bold" style:font-weight-complex="bold"/>
    </style:style>
    <style:style style:name="T18" style:family="text">
      <style:text-properties style:font-name="Times New Roman" fo:font-size="12pt" fo:language="pt" fo:country="BR" fo:font-weight="bold" officeooo:rsid="000f9bc4" style:font-size-asian="12pt" style:font-weight-asian="bold" style:font-weight-complex="bold"/>
    </style:style>
    <style:style style:name="T19" style:family="text">
      <style:text-properties style:font-name="Times New Roman" fo:font-size="12pt" fo:language="pt" fo:country="BR" fo:font-style="italic" fo:font-weight="normal" style:font-size-asian="12pt" style:font-style-asian="italic" style:font-weight-asian="normal" style:font-style-complex="italic"/>
    </style:style>
    <style:style style:name="T20" style:family="text">
      <style:text-properties style:font-name="Times New Roman" fo:font-size="12pt" fo:language="pt" fo:country="BR" fo:font-style="italic" fo:font-weight="normal" officeooo:rsid="0014fc88" style:font-size-asian="12pt" style:font-style-asian="italic" style:font-weight-asian="normal" style:font-style-complex="italic"/>
    </style:style>
    <style:style style:name="T21" style:family="text">
      <style:text-properties style:font-name="Times New Roman" fo:font-size="12pt" fo:language="pt" fo:country="BR" fo:font-style="italic" fo:font-weight="normal" officeooo:rsid="000c64df" style:font-size-asian="12pt" style:font-style-asian="italic" style:font-weight-asian="normal" style:font-style-complex="italic"/>
    </style:style>
    <style:style style:name="T22" style:family="text">
      <style:text-properties style:font-name="Times New Roman" fo:font-size="12pt" fo:language="pt" fo:country="BR" fo:font-style="italic" fo:font-weight="normal" officeooo:rsid="000f9bc4" style:font-size-asian="12pt" style:font-style-asian="italic" style:font-weight-asian="normal" style:font-style-complex="italic" style:font-weight-complex="normal"/>
    </style:style>
    <style:style style:name="T23" style:family="text">
      <style:text-properties style:font-name="Times New Roman" fo:font-size="12pt" fo:language="pt" fo:country="BR" fo:font-style="italic" style:font-size-asian="12pt" style:font-style-asian="italic" style:font-style-complex="italic"/>
    </style:style>
    <style:style style:name="T24" style:family="text">
      <style:text-properties style:font-name="Times New Roman" fo:font-size="12pt" fo:language="pt" fo:country="BR" fo:font-style="italic" officeooo:rsid="0011dfbb" style:font-size-asian="12pt" style:font-style-asian="italic" style:font-style-complex="italic"/>
    </style:style>
    <style:style style:name="T25" style:family="text">
      <style:text-properties style:font-name="Times New Roman" fo:font-size="12pt" fo:language="pt" fo:country="BR" fo:font-style="italic" officeooo:rsid="0014fc88" style:font-size-asian="12pt" style:font-style-asian="italic" style:font-style-complex="italic"/>
    </style:style>
    <style:style style:name="T26" style:family="text">
      <style:text-properties style:font-name="Times New Roman" fo:font-size="12pt" fo:language="pt" fo:country="BR" fo:font-style="normal" style:font-size-asian="12pt" style:font-style-asian="normal" style:font-style-complex="normal"/>
    </style:style>
    <style:style style:name="T27" style:family="text">
      <style:text-properties style:font-name="Times New Roman" fo:font-size="14pt" fo:language="pt" fo:country="BR" fo:font-weight="bold" style:font-size-asian="14pt" style:font-weight-asian="bold"/>
    </style:style>
    <style:style style:name="T28" style:family="text">
      <style:text-properties fo:language="pt" fo:country="B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Universidade Federal do Rio Grande do Norte - UFRN</text:span></text:p>
      <text:p text:style-name="P2"><text:span text:style-name="T1">Instituto Metrópole Digital - IMD</text:span></text:p>
      <text:p text:style-name="P2"><text:span text:style-name="T1">Bacharelado em Tecnologia da Informação - BTI</text:span></text:p>
      <text:p text:style-name="P5"/>
      <text:p text:style-name="P1"><text:span text:style-name="T1">Disciplina: <text:tab/>Linguagem de Programação I - LP1</text:span></text:p>
      <text:p text:style-name="P1"><text:span text:style-name="T1">Docentes: <text:tab/>Everton Cavalcante</text:span></text:p>
      <text:p text:style-name="P1"><text:span text:style-name="T1"><text:tab/><text:tab/>Silvio Sampaio</text:span></text:p>
      <text:p text:style-name="P1"><text:span text:style-name="T1">Discente:<text:tab/>Joaliton Luan</text:span></text:p>
      <text:p text:style-name="P4"/>
      <text:p text:style-name="P2"><text:span text:style-name="T27">Laboratório 9 - Namespace e bibliotecas</text:span></text:p>
      <text:p text:style-name="P7"/>
      <text:p text:style-name="P3"><text:span text:style-name="T7">1.<text:tab/>Introdução</text:span></text:p>
      <text:p text:style-name="P3"><text:span text:style-name="T7"><text:tab/>Este relatório tem como objetivo explicar de forma sucinta a metodologia utilizada para implementação e desenvolvimento do Laboratório 9. Para tanto, criou-se uma bib</text:span><text:span text:style-name="T8">l</text:span><text:span text:style-name="T7">ioteca com implementações genéricas de algoritmos de busca, ordenação, pilha, fila, </text:span><text:span text:style-name="T19">deque</text:span><text:span text:style-name="T7">, lista vistos em Estrutura de Dados Básicos I (EDB1).</text:span></text:p>
      <text:p text:style-name="P6"/>
      <text:p text:style-name="P3"><text:span text:style-name="T7">2.<text:tab/>Metodologia</text:span></text:p>
      <text:p text:style-name="P3"><text:span text:style-name="T7"><text:tab/>A </text:span><text:span text:style-name="T9">metodologia desenvolvida baseou-se nos conhecimentos vistos em sala de aula na matéria de Linguagem de Programação 1, no que diz respeito ao sistema de versionamento (</text:span><text:span text:style-name="T21">Git/GitHub</text:span><text:span text:style-name="T9">), modularização e documentação automática no padrão </text:span><text:span text:style-name="T21">Doxygen</text:span><text:span text:style-name="T9">. Foi-se implementad</text:span><text:span text:style-name="T15">o uma biblioteca, nas formas dinâmicas e estática, para </text:span><text:span text:style-name="T20">Linux</text:span><text:span text:style-name="T15"> e </text:span><text:span text:style-name="T20">Windows</text:span><text:span text:style-name="T15">, contendo</text:span><text:span text:style-name="T9"> 6 algoritmos de busca, </text:span><text:span text:style-name="T10">6 algoritmos de ordenação e 4 tipos abstratos de dados, dos quais podemos </text:span><text:span text:style-name="T14">descrever</text:span><text:span text:style-name="T10">:</text:span></text:p>
      <text:p text:style-name="P10"><text:span text:style-name="T2">2.</text:span><text:span text:style-name="T3">1</text:span><text:span text:style-name="T2"> Buscas</text:span></text:p>
      <text:p text:style-name="P17"><text:span text:style-name="T2"><text:tab/></text:span><text:span text:style-name="T11">Dos algoritmos de busca, foram implementados a busca sequencial, a busca binária e a busca ternária, nas suas formas recursivas e iterativas, totalizando os 6 algoritmos implementados. A assinatura das funções pode ser vista à seguir:</text:span></text:p>
      <text:p text:style-name="P13"><text:span text:style-name="T10"><text:tab/></text:span><text:span text:style-name="T17">* T buscaSequencialI(int *V, int N);</text:span></text:p>
      <text:p text:style-name="P11"><text:span text:style-name="T2"><text:tab/>* T buscaSequenciaR(int *V, int N);</text:span></text:p>
      <text:p text:style-name="P11"><text:soft-page-break/><text:span text:style-name="T2"><text:tab/>* T buscaBinariaI(int *V, int N);</text:span></text:p>
      <text:p text:style-name="P11"><text:span text:style-name="T2"><text:tab/>* T buscaBinariaR(int *V, int N);</text:span></text:p>
      <text:p text:style-name="P11"><text:span text:style-name="T2"><text:tab/>* T buscaTernariaI(int *V, int N);</text:span></text:p>
      <text:p text:style-name="P11"><text:span text:style-name="T2"><text:tab/>* T buscaTernariaR(int *V, int N);</text:span></text:p>
      <text:p text:style-name="P8"><text:span text:style-name="T2"/></text:p>
      <text:p text:style-name="P15"><text:span text:style-name="T2">2.2 </text:span><text:span text:style-name="T3">Ordenação</text:span></text:p>
      <text:p text:style-name="P19"><text:span text:style-name="T2"><text:tab/></text:span><text:span text:style-name="T11">Dos algoritmos de </text:span><text:span text:style-name="T12">ordenaçã</text:span><text:span text:style-name="T13">o</text:span><text:span text:style-name="T11">, foram implementados </text:span><text:span text:style-name="T12">os métodos </text:span><text:span text:style-name="T22">Bubble, Insertion, Selection, Quick, Merge</text:span><text:span text:style-name="T12"> e </text:span><text:span text:style-name="T22">Decimal sort</text:span><text:span text:style-name="T11">, totalizando os 6 algoritmos implementados. A assinatura das funções pode ser vista à seguir:</text:span></text:p>
      <text:p text:style-name="P14"><text:span text:style-name="T10"><text:tab/></text:span><text:span text:style-name="T17">* </text:span><text:span text:style-name="T18">void bubbleSort</text:span><text:span text:style-name="T17">(int *V, int N);</text:span></text:p>
      <text:p text:style-name="P12"><text:span text:style-name="T2"><text:tab/>* </text:span><text:span text:style-name="T3">void insertionSort</text:span><text:span text:style-name="T2">(int *V, int N);</text:span></text:p>
      <text:p text:style-name="P12"><text:span text:style-name="T2"><text:tab/>* </text:span><text:span text:style-name="T3">void selectionSort</text:span><text:span text:style-name="T2">(int *V, int N);</text:span></text:p>
      <text:p text:style-name="P12"><text:span text:style-name="T2"><text:tab/>* </text:span><text:span text:style-name="T3">void quickSort</text:span><text:span text:style-name="T2">(int *V, int N);</text:span></text:p>
      <text:p text:style-name="P12"><text:span text:style-name="T2"><text:tab/>* </text:span><text:span text:style-name="T3">void mergeSort(</text:span><text:span text:style-name="T2">int *V, int N);</text:span></text:p>
      <text:p text:style-name="P12"><text:span text:style-name="T2"><text:tab/>* </text:span><text:span text:style-name="T3">void decimalSort</text:span><text:span text:style-name="T2">(int *V, int N);</text:span></text:p>
      <text:p text:style-name="P8"><text:span text:style-name="T2"/></text:p>
      <text:p text:style-name="P8"><text:span text:style-name="T2"/></text:p>
      <text:p text:style-name="P16"><text:span text:style-name="T2">2.</text:span><text:span text:style-name="T4">3 Tipos Abstratos de Dados</text:span></text:p>
      <text:p text:style-name="P18"><text:span text:style-name="T2"><text:tab/></text:span><text:span text:style-name="T11">Dos </text:span><text:span text:style-name="T13">tipos abstratos de dados</text:span><text:span text:style-name="T11">, foram implementados </text:span><text:span text:style-name="T13">a lista ligada, o deque, a pilha e a fila</text:span><text:span text:style-name="T11">, totalizando os </text:span><text:span text:style-name="T13">4 TADs implementados</text:span><text:span text:style-name="T11">. </text:span><text:span text:style-name="T13">Os TADs foram definidos em classes nas seguintes nomeclaturas:</text:span></text:p>
      <text:p text:style-name="P20"><text:span text:style-name="T5">* Lista</text:span></text:p>
      <text:p text:style-name="P20"><text:span text:style-name="T5">* </text:span><text:span text:style-name="T24">Deque</text:span></text:p>
      <text:p text:style-name="P20"><text:span text:style-name="T5">* Pilha</text:span></text:p>
      <text:p text:style-name="P20"><text:span text:style-name="T5">* Fila</text:span></text:p>
      <text:p text:style-name="P20"><text:span text:style-name="T5"/></text:p>
      <text:p text:style-name="P21"><text:span text:style-name="T5">3. <text:tab/></text:span><text:span text:style-name="T1">Testes realizados</text:span></text:p>
      <text:p text:style-name="P21"><text:span text:style-name="T1"><text:tab/>Vários testes foram feitos para verificar a funcionalidade das implementações, dentre el</text:span><text:span text:style-name="T6">e</text:span><text:span text:style-name="T1">s, podemos destacar:</text:span></text:p>
      <text:p text:style-name="P21"><text:span text:style-name="T1"><text:tab/></text:span><text:span text:style-name="T16">3.1 Busca</text:span></text:p>
      <text:p text:style-name="P21"><text:span text:style-name="T1"><text:tab/><text:tab/>Buscou-se em um vetor, criado aleatoriamente e ordenado de forma </text:span><text:soft-page-break/><text:span text:style-name="T1"><text:tab/>crescente, por elementos presentes ou não no vetor, em caso positivo sua posição <text:tab/>seria retornada e em caso negativo o valor padrão -1.</text:span></text:p>
      <text:p text:style-name="P21"><text:span text:style-name="T1"><text:tab/></text:span><text:span text:style-name="T16">3.2 Ordenação</text:span></text:p>
      <text:p text:style-name="P21"><text:span text:style-name="T1"><text:tab/><text:tab/>Geraram-se vetores aleatórios de tamanho pré-determinado e executamo-<text:tab/>nos os algoritmos de ordenação a fim de verificar sua perfeita execução. Em todos <text:tab/>os casos obtivemos resultado</text:span><text:span text:style-name="T6">s</text:span><text:span text:style-name="T1"> satisfatório</text:span><text:span text:style-name="T6">s</text:span><text:span text:style-name="T1"> para </text:span><text:span text:style-name="T6">as</text:span><text:span text:style-name="T1"> ordenaç</text:span><text:span text:style-name="T6">ões</text:span><text:span text:style-name="T1">.</text:span></text:p>
      <text:p text:style-name="P21"><text:span text:style-name="T1"><text:tab/></text:span><text:span text:style-name="T16">3.3 TADs</text:span></text:p>
      <text:p text:style-name="P21"><text:span text:style-name="T1"><text:tab/><text:tab/>Foram instanciados objetos de TADs, </text:span><text:span text:style-name="T6">seus </text:span><text:span text:style-name="T1">atributos e métodos </text:span><text:span text:style-name="T6">foram</text:span><text:span text:style-name="T1"> verificados e testados, </text:span><text:span text:style-name="T6">para</text:span><text:span text:style-name="T1"> todos os casos houve resultado </text:span><text:span text:style-name="T6">convincente</text:span><text:span text:style-name="T1">.</text:span></text:p>
      <text:p text:style-name="P21"><text:span text:style-name="T1"/></text:p>
      <text:p text:style-name="P21"><text:span text:style-name="T1">4. <text:tab/>Resultados</text:span></text:p>
      <text:p text:style-name="P21"><text:span text:style-name="T1"><text:tab/><text:tab/>Os resultados obtidos mostraram-se aceitáveis ao que foi proposto, </text:span><text:span text:style-name="T6">entretanto, não houve especialização de </text:span><text:span text:style-name="T25">templates</text:span><text:span text:style-name="T6"> para outros tipos criados e/ou </text:span><text:span text:style-name="T25">strings/char</text:span><text:span text:style-name="T6">. Como trabalhos futuros, propõem-se a implementação destas especializações para garantir maior usabilidade da biblioteca gerada.</text:span></text:p>
      <text:p text:style-name="P21"><text:span text:style-name="T6"/></text:p>
      <text:p text:style-name="P22"><text:span text:style-name="T1">5. <text:tab/>Dificuldades</text:span></text:p>
      <text:p text:style-name="P22"><text:span text:style-name="T1"><text:tab/>Encontrou-se dificuldades para gerar a biblioteca genérica nos casos estáticos e dinâmicos, para </text:span><text:span text:style-name="T23">Linux</text:span><text:span text:style-name="T1"> e </text:span><text:span text:style-name="T23">Windows. </text:span><text:span text:style-name="T26">Além do que, não foi possível realizar teste suficientes para atestar a funcionalidade das bibliotecas em sistemas </text:span><text:span text:style-name="T23">Windows.</text:span></text:p>
      <text:p text:style-name="P8"><text:span text:style-name="T2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0:56:19.514274987</dc:date>
    <meta:editing-duration>PT19M5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46" meta:word-count="522" meta:character-count="3490" meta:non-whitespace-character-count="2974"/>
  </office:meta>
</office:document-meta>
</file>